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450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16 kWh</text:p>
          </table:table-cell>
          <table:table-cell office:value-type="float" office:value="1365.92" calcext:value-type="float">
            <text:p>1365.92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T-0</text:p>
          </table:table-cell>
          <table:table-cell office:value-type="float" office:value="1548.89" calcext:value-type="float">
            <text:p>1548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11 kWh</text:p>
          </table:table-cell>
          <table:table-cell office:value-type="float" office:value="1324.64" calcext:value-type="float">
            <text:p>1324.64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T-0</text:p>
          </table:table-cell>
          <table:table-cell office:value-type="float" office:value="1506.56" calcext:value-type="float">
            <text:p>1506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38 kWh</text:p>
          </table:table-cell>
          <table:table-cell office:value-type="float" office:value="1514.6" calcext:value-type="float">
            <text:p>1514.6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T-0</text:p>
          </table:table-cell>
          <table:table-cell office:value-type="float" office:value="1697.73" calcext:value-type="float">
            <text:p>1697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39 kWh</text:p>
          </table:table-cell>
          <table:table-cell office:value-type="float" office:value="1515.22" calcext:value-type="float">
            <text:p>1515.22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T-0</text:p>
          </table:table-cell>
          <table:table-cell office:value-type="float" office:value="1697.66" calcext:value-type="float">
            <text:p>1697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49 kWh</text:p>
          </table:table-cell>
          <table:table-cell office:value-type="float" office:value="1580.91" calcext:value-type="float">
            <text:p>1580.91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T-0</text:p>
          </table:table-cell>
          <table:table-cell office:value-type="float" office:value="1763.33" calcext:value-type="float">
            <text:p>1763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33 kWh</text:p>
          </table:table-cell>
          <table:table-cell office:value-type="float" office:value="1459.78" calcext:value-type="float">
            <text:p>1459.78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6.24" calcext:value-type="float">
            <text:p>16.24</text:p>
          </table:table-cell>
          <table:table-cell office:value-type="string" calcext:value-type="string">
            <text:p>T-0</text:p>
          </table:table-cell>
          <table:table-cell office:value-type="float" office:value="1640.31" calcext:value-type="float">
            <text:p>1640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39 kWh</text:p>
          </table:table-cell>
          <table:table-cell office:value-type="float" office:value="1496.77" calcext:value-type="float">
            <text:p>1496.77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T-0</text:p>
          </table:table-cell>
          <table:table-cell office:value-type="float" office:value="1676.99" calcext:value-type="float">
            <text:p>1676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47 kWh</text:p>
          </table:table-cell>
          <table:table-cell office:value-type="float" office:value="1547.44" calcext:value-type="float">
            <text:p>1547.44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T-0</text:p>
          </table:table-cell>
          <table:table-cell office:value-type="float" office:value="1727.49" calcext:value-type="float">
            <text:p>1727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8" calcext:value-type="float">
            <text:p>2.8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56 kWh</text:p>
          </table:table-cell>
          <table:table-cell office:value-type="float" office:value="1580.22" calcext:value-type="float">
            <text:p>1580.22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T-0</text:p>
          </table:table-cell>
          <table:table-cell office:value-type="float" office:value="1762.71" calcext:value-type="float">
            <text:p>1762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94 kWh</text:p>
          </table:table-cell>
          <table:table-cell office:value-type="float" office:value="1824.97" calcext:value-type="float">
            <text:p>1824.97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9.87" calcext:value-type="float">
            <text:p>19.87</text:p>
          </table:table-cell>
          <table:table-cell office:value-type="string" calcext:value-type="string">
            <text:p>T-0</text:p>
          </table:table-cell>
          <table:table-cell office:value-type="float" office:value="2007.31" calcext:value-type="float">
            <text:p>2007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40 kWh</text:p>
          </table:table-cell>
          <table:table-cell office:value-type="float" office:value="1447.25" calcext:value-type="float">
            <text:p>1447.25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T-0</text:p>
          </table:table-cell>
          <table:table-cell office:value-type="float" office:value="1625.13" calcext:value-type="float">
            <text:p>1625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39 kWh</text:p>
          </table:table-cell>
          <table:table-cell office:value-type="float" office:value="1434.89" calcext:value-type="float">
            <text:p>1434.89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T-0</text:p>
          </table:table-cell>
          <table:table-cell office:value-type="float" office:value="1612" calcext:value-type="float">
            <text:p>1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23:58.259000000</meta:creation-date>
    <dc:date>2018-03-26T13:26:16.403000000</dc:date>
    <meta:editing-duration>PT2M18S</meta:editing-duration>
    <meta:editing-cycles>1</meta:editing-cycles>
    <meta:document-statistic meta:table-count="1" meta:cell-count="131" meta:object-count="0"/>
    <meta:generator>LibreOffice/5.3.4.2$Windows_x86 LibreOffice_project/f82d347ccc0be322489bf7da61d7e4ad13fe2ff3</meta:generator>
  </office:meta>
</office:document-meta>
</file>